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2 Sheet1.A3:Sheet1.A8 Sheet1.B1:Sheet1.B2 Sheet1.B3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297.21pt">
            <draw:object draw:notify-on-update-of-ranges="Sheet1.A24:Sheet1.A25 Sheet1.A26:Sheet1.A31 Sheet1.B24:Sheet1.B25 Sheet1.B26:Sheet1.B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OMD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G723.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1278066717507" calcext:value-type="float">
            <text:p>3.9127806671750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9991692306904" calcext:value-type="float">
            <text:p>3.999169230690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8158389780125" calcext:value-type="float">
            <text:p>3.8815838978012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10225476451847" calcext:value-type="float">
            <text:p>4.10225476451847</text:p>
          </table:table-cell>
          <table:table-cell table:number-columns-repeated="9"/>
          <table:table-cell office:value-type="string" calcext:value-type="string">
            <text:p>perbandingan protokol AODMV dengan PA_AOMDV pada codec G.723.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35695041035558" calcext:value-type="float">
            <text:p>4.3569504103555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29514823175827" calcext:value-type="float">
            <text:p>4.29514823175827</text:p>
          </table:table-cell>
          <table:table-cell table:number-columns-repeated="10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office:value-type="string" calcext:value-type="string">
            <text:p>PA_AOMD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G723.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6474109473301" calcext:value-type="float">
            <text:p>3.7647410947330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02025839581985" calcext:value-type="float">
            <text:p>4.02025839581985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96876881195167" calcext:value-type="float">
            <text:p>3.96876881195167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23641865831647" calcext:value-type="float">
            <text:p>4.23641865831647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35695083423796" calcext:value-type="float">
            <text:p>4.3569508342379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26304070650591" calcext:value-type="float">
            <text:p>4.2630407065059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8:17:46.176069041</meta:creation-date>
    <dc:date>2020-04-08T18:22:12.433975868</dc:date>
    <meta:editing-duration>PT4M26S</meta:editing-duration>
    <meta:editing-cycles>1</meta:editing-cycles>
    <meta:document-statistic meta:table-count="1" meta:cell-count="31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A1:Sheet1.B8" chart:data-source-has-labels="row" svg:x="0.32cm" svg:y="0.18cm" svg:width="12.799cm" svg:height="8.64cm">
          <chartooo:coordinate-region svg:x="1.047cm" svg:y="0.38cm" svg:width="11.88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1:Sheet1.B2" chart:class="chart:scatter">
            <chart:domain table:cell-range-address="Sheet1.A3:Sheet1.A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23.1</text:p>
                <text:list>
                  <text:list-item>
                    <text:p/>
                  </text:list-item>
                  <text:list-item>
                    <text:p>G723.1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3:Sheet1.A8</svg:desc>
                </draw:g>
              </table:table-cell>
              <table:table-cell office:value-type="float" office:value="3.91278066717507">
                <text:p>3.91278066717507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3.9991692306904">
                <text:p>3.9991692306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.88158389780125">
                <text:p>3.8815838978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10225476451847">
                <text:p>4.10225476451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35695041035558">
                <text:p>4.35695041035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29514823175827">
                <text:p>4.29514823175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A24:Sheet1.B31" chart:data-source-has-labels="row" svg:x="0.32cm" svg:y="0.18cm" svg:width="12.799cm" svg:height="8.64cm">
          <chartooo:coordinate-region svg:x="1.047cm" svg:y="0.379cm" svg:width="11.8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31" chart:label-cell-address="Sheet1.B24:Sheet1.B25" chart:class="chart:scatter">
            <chart:domain table:cell-range-address="Sheet1.A26:Sheet1.A3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23.1</text:p>
                <text:list>
                  <text:list-item>
                    <text:p/>
                  </text:list-item>
                  <text:list-item>
                    <text:p>G723.1</text:p>
                  </text:list-item>
                </text:list>
                <draw:g>
                  <svg:desc>Sheet1.B24:Sheet1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6:Sheet1.A31</svg:desc>
                </draw:g>
              </table:table-cell>
              <table:table-cell office:value-type="float" office:value="3.76474109473301">
                <text:p>3.76474109473301</text:p>
                <draw:g>
                  <svg:desc>Sheet1.B26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4.02025839581985">
                <text:p>4.02025839581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.96876881195167">
                <text:p>3.96876881195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23641865831647">
                <text:p>4.23641865831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35695083423796">
                <text:p>4.35695083423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26304070650591">
                <text:p>4.26304070650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